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c023" officeooo:paragraph-rsid="0004c023" style:language-asian="ko" style:country-asian="KR"/>
    </style:style>
    <style:style style:name="P2" style:family="paragraph" style:parent-style-name="Standard">
      <style:text-properties officeooo:rsid="0004c023" officeooo:paragraph-rsid="00083fe2" style:language-asian="ko" style:country-asian="KR"/>
    </style:style>
    <style:style style:name="P3" style:family="paragraph" style:parent-style-name="Standard">
      <style:text-properties officeooo:paragraph-rsid="00083fe2"/>
    </style:style>
    <style:style style:name="P4" style:family="paragraph" style:parent-style-name="Standard">
      <style:text-properties officeooo:rsid="000b2488" officeooo:paragraph-rsid="000b2488"/>
    </style:style>
    <style:style style:name="P5" style:family="paragraph" style:parent-style-name="Standard">
      <style:text-properties officeooo:rsid="00098bb6" officeooo:paragraph-rsid="00083fe2" style:language-asian="ko" style:country-asian="KR"/>
    </style:style>
    <style:style style:name="P6" style:family="paragraph" style:parent-style-name="Standard">
      <style:text-properties officeooo:rsid="000b2488" officeooo:paragraph-rsid="000b2488" style:language-asian="ko" style:country-asian="KR"/>
    </style:style>
    <style:style style:name="T1" style:family="text">
      <style:text-properties officeooo:rsid="0006a4b9"/>
    </style:style>
    <style:style style:name="T2" style:family="text">
      <style:text-properties officeooo:rsid="00083fe2"/>
    </style:style>
    <style:style style:name="T3" style:family="text">
      <style:text-properties style:language-asian="ko" style:country-asian="KR"/>
    </style:style>
    <style:style style:name="T4" style:family="text">
      <style:text-properties officeooo:rsid="0004c023" style:language-asian="ko" style:country-asian="KR"/>
    </style:style>
    <style:style style:name="T5" style:family="text">
      <style:text-properties officeooo:rsid="00083fe2" style:language-asian="ko" style:country-asian="KR"/>
    </style:style>
    <style:style style:name="T6" style:family="text">
      <style:text-properties officeooo:rsid="00090dc3" style:language-asian="ko" style:country-asian="KR"/>
    </style:style>
    <style:style style:name="T7" style:family="text">
      <style:text-properties officeooo:rsid="00098bb6" style:language-asian="ko" style:country-asian="K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Dr. Theodore Kaczynski,</text:p>
      <text:p text:style-name="P1"/>
      <text:p text:style-name="P2"><text:s/>I’m South Korean man, living in Seoul. I’m 27. I’m writing this letter to show you my admiration. Thank you for everything you have done. You are a prisoner now, but history will remember you as a hero. I wonder if there were any South Korean, or, even any <text:span text:style-name="T1">East </text:span>Asian who sent you letter before. <text:s/><text:span text:style-name="T1">East Asia has somewhat more collectivist culture, so it is hard to </text:span><text:span text:style-name="T2">ask for individual autonomy publicly. However, it doesn’t mean that there is no people who admires you in East Asia. There are quite a lot of people who think you made an important criticism about industrialization and advanced technology. In case of South Korea, there is a magazine called &lt;Green Review&gt;. Its editor who passed away in 2020 criticized industrialization and advanced technology since 1990s. And I met some South Korean people who admire you on the Internet. And I am one of your admirer, too. </text:span></text:p>
      <text:p text:style-name="P2"><text:s/><text:span text:style-name="T2">I read &lt;Industrial Society and Its Future” in 2019. It changed my whole world view. Ironically, I was a computer programmer working for a car company. Now I’m in college again to have a further education. I have Associate degree of computer science. I’m trying to get Bachelor's degree. However, I don’t like this techno-industrial society. I thought about changing my career. But I chose to stay in this career as a computer programmer. The reason is that I cannot give any significant damage to techno-industrial system by leaving computer industry. I’m not an elite computer scientist like Dr. David Gelernter. My work is trivial compared to the whole computer industry. Whereas, by abandoning my career, my life will suffer excruciating economic pain. By staying in computer industry, I might contribute my technological skill to the revolutionary movement.</text:span></text:p>
      <text:p text:style-name="P3"><text:span text:style-name="T4"><text:s/></text:span><text:span text:style-name="T5">I translated some of your essays and letters to Korean and uploaded on the Internet. I already translated (your 1971 essay) “Progress versus Liberty” , “Hit where it hur</text:span><text:span text:style-name="T6">t</text:span><text:span text:style-name="T5">s”, “The System’s Neatest Trick”, and “Letter to a Turkish Anarchist”. There was ISAIF Korean translation. However, it contain</text:span><text:span text:style-name="T6">ed</text:span><text:span text:style-name="T5"> many typos and poor translations. </text:span><text:span text:style-name="T6">I fixed those typos and translation errors, and uploaded <text:s/>on the Internet. </text:span></text:p>
      <text:p text:style-name="P3"><text:span text:style-name="T6"><text:s/>What is your thought about COVID-19? There are some newspaper articles saying that COVID-19 is a direct result of excessive deforestation and industrialization. Now the system using COVID-19 as an excuse to have more control on human behavior. I heard research on COVID-19 vaccines <text:s/>is </text:span><text:span text:style-name="T7">related to genetic engineering technology, which might be applied to human gene in the future. Every work is done through internet. People are forced to use computer and the Internet these days ever before. What do we have to do to fight the system?</text:span></text:p>
      <text:p text:style-name="P5"/>
      <text:p text:style-name="P5"/>
      <text:p text:style-name="P4"><text:span text:style-name="T7">W</text:span><text:span text:style-name="T3">ith admiration,</text:span></text:p>
      <text:p text:style-name="P6">- J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1-21T19:53:23.111000000</dc:date>
    <meta:editing-duration>PT8M31S</meta:editing-duration>
    <meta:editing-cycles>4</meta:editing-cycles>
    <meta:document-statistic meta:table-count="0" meta:image-count="0" meta:object-count="0" meta:page-count="1" meta:paragraph-count="7" meta:word-count="453" meta:character-count="2730" meta:non-whitespace-character-count="2275"/>
  </office:meta>
</office:document-meta>
</file>